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  <style:text-properties fo:font-size="20pt" fo:language="zxx" fo:country="none" style:font-size-asian="20pt" style:font-size-complex="20pt"/>
    </style:style>
    <style:style style:name="P2" style:family="paragraph" style:parent-style-name="Standard" style:master-page-name="Standard">
      <style:paragraph-properties fo:margin-top="0cm" fo:margin-bottom="0.353cm" fo:line-height="115%" style:page-number="auto"/>
      <style:text-properties fo:color="#ff0000" fo:font-size="20pt" fo:language="zxx" fo:country="none" style:font-size-asian="20pt" style:font-size-complex="20pt"/>
    </style:style>
    <style:style style:name="P3" style:family="paragraph" style:parent-style-name="Standard">
      <style:paragraph-properties fo:margin-top="0cm" fo:margin-bottom="0.353cm" fo:line-height="115%"/>
      <style:text-properties fo:font-size="20pt" fo:language="zxx" fo:country="none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E TECNICO</text:p>
      <text:p text:style-name="P1">Davide Mainardi, Marc Cepraga, Luca Muggiasca, Brenno Re</text:p>
      <text:p text:style-name="P1">-Introduzione</text:p>
      <text:p text:style-name="P1">Centri Vaccinali è un progetto sviluppato nell'ambito di Laboratorio A <text:s/>per il corso di laurea in Informatica dell’Università degli Studi dell’Insubria.</text:p>
      <text:p text:style-name="P1">Il progetto è sviluppato in JavaJDK15, usa un’interfaccia grafica costruita con SceneBuilder ed</text:p>
      <text:p text:style-name="P1">è stato sviluppato e testato sul sistema operativo Windows 10</text:p>
      <text:p text:style-name="P1">-Software utilizzati:</text:p>
      <text:p text:style-name="P1">Maven: è un framework di build automation utile per la gestione dei progetti Java. Maven è stato utilizzato per ottenere una struttura del progetto standardizzata su un template chiamato archetype per le applicazioni JavaFX.</text:p>
      <text:p text:style-name="P1"/>
      <text:p text:style-name="P1"/>
      <text:p text:style-name="P1"><text:soft-page-break/>SceneBuilder: è un IDE che consente di evitare la creazione manuale di un file FXML e rappresenta la via più ottimale dal punto di vista del tempo richiesto e della complessità del lavoro. Con SceneBuilder è stata realizzata l'interfaccia grafica del progetto.</text:p>
      <text:p text:style-name="P1">Intellij Idea: è un editor per il linguaggio di programmazione java. Con Intellij Idea è stata realizzata l'intera gestione del backend del progetto.</text:p>
      <text:p text:style-name="P1">-Struttura generale del sistema di classi.</text:p>
      <text:p text:style-name="P1">Il progetto è diviso in due parti principali:</text:p>
      <text:p text:style-name="P1">-le classi relative ai centri vaccinali </text:p>
      <text:p text:style-name="P1">-le classi relative ai cittadini </text:p>
      <text:p text:style-name="P1">In entrambe le parti è stata creata una classe oggetto che potesse impostare i parametri di ogni cittadino e ogni centro vaccinale.</text:p>
      <text:p text:style-name="P1">Ad ogni classe oggetto è associata una classe gestione che racchiude tutti i metodi necessari.</text:p>
      <text:p text:style-name="P1"/>
      <text:p text:style-name="P1"/>
      <text:p text:style-name="P1"><text:soft-page-break/>-Classi </text:p>
      <text:p text:style-name="P1"/>
      <text:p text:style-name="P1">1-CentriVaccinali </text:p>
      <text:p text:style-name="P1">La classe CentriVaccinali si occupa della gestione</text:p>
      <text:p text:style-name="P1">dell'homepage principale(loopMenu), delle homepage specifiche per il cittadino(loopMenuCittadini) e l'operatore(loopMenuOperatori) vaccinale e di tutti i metodi relativi ad esse.</text:p>
      <text:p text:style-name="P1"/>
      <text:p text:style-name="P1">2-CentroVaccinale</text:p>
      <text:p text:style-name="P1">La classe oggetto CentroVaccinale si occupa di impostare tutti i parametri necessari ad un centro vaccinale tramite set e get.</text:p>
      <text:p text:style-name="P1">3-GestioneCentriVaccinali </text:p>
      <text:p text:style-name="P1">La classe GestioneCentriVaccinali contiene tutti i metodi che coinvolgono l'oggetto CentroVaccinale, come ad esempio il metodo getCentroVaccinalePerNome, <text:s/>getCentroVaccinalePerComuneTipologia e <text:soft-page-break/>cercaCentroEsiste.</text:p>
      <text:p text:style-name="P1">4- CittadinoVaccinato</text:p>
      <text:p text:style-name="P1">La classe oggetto CittadinoVaccinato si occupa di impostare tutti i parametri necessari ad un cittadino <text:s/>vaccinato tramite set e get.</text:p>
      <text:p text:style-name="P1">5-GestioneVaccinati</text:p>
      <text:p text:style-name="P1">La classe GestioneVaccinati contiene tutti i metodi che coinvolgono l'oggetto CittadinoVaccinato, come ad esempio il metodo registraVaccinati e scriviVaccinati</text:p>
      <text:p text:style-name="P1">6-Cittadini</text:p>
      <text:p text:style-name="P1">La classe Cittadini si occupa della gestione dell'area cercaCentroVaccinale e dei metodi relativi ad essa, del metodo visualizzaInfoCentroVaccinale e del metodo login.</text:p>
      <text:p text:style-name="P1">7-CittadinoRegistrato</text:p>
      <text:p text:style-name="P1">La classe oggetto CittadinoRegistrato si occupa di impostare tutti i parametri necessari ad un cittadino <text:s/>registrato tramite set e get. </text:p>
      <text:p text:style-name="P1"/>
      <text:p text:style-name="P1"><text:soft-page-break/>8-GestioneCittadinoRegistrato</text:p>
      <text:p text:style-name="P1">La classe GestioneCittadinoRegistrato contiene tutti i metodi che coinvolgono l'oggetto CittadinoRegistrato, come ad esempio il metodo registraCittadino, scriviCittadino, getCittadinoRegistrato, useidEsistente e rispostaCittadinoEsiste.</text:p>
      <text:p text:style-name="P1">9-AlgoritmoMD5 </text:p>
      <text:p text:style-name="P1">E' un algoritmo di criptazione della password scelta dall'utente al momento della registrazione</text:p>
      <text:p text:style-name="P1">Complessità molto veloce.</text:p>
      <text:p text:style-name="P1">10-GestioneCSV</text:p>
      <text:p text:style-name="P1">E' una classe che serve al programma per sapere in che percorso e come salvare le informazioni dei cittadini e dei centri vaccinali</text:p>
      <text:p text:style-name="P1">11-ClassiController </text:p>
      <text:p text:style-name="P1">Sono delle classi java che <text:s/>gestiscono, tramite componenti delle librerie javafx, i componenti delle pagine fxml e gli eventi generati da lor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it" fo:country="IT" style:font-name-asian="Calibri" style:font-size-asian="12pt" style:language-asian="it" style:country-asian="IT" style:font-name-complex="Calibri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date>2021-09-04T21:56:00.60</dc:date>
    <dc:creator>brenno Re</dc:creator>
    <meta:editing-duration>PT1H4M59S</meta:editing-duration>
    <meta:editing-cycles>12</meta:editing-cycles>
    <meta:document-statistic meta:table-count="0" meta:image-count="0" meta:object-count="0" meta:page-count="5" meta:paragraph-count="41" meta:word-count="461" meta:character-count="3441"/>
  </office:meta>
</office:document-meta>
</file>